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rkon visualisoija</text:p>
      <text:p text:style-name="Standard"/>
      <text:p text:style-name="Standard">Työn tarkoituksena on luoda verkkoalgoritmeja graafisesti havannollistava ohjelma.</text:p>
      <text:p text:style-name="Standard">Työssä toteutan verkkoalgoritmeja ja niihin tarvittavia tietorakenteita: jono, pino, keko, union-find, etc. ja tietenkin itse verkkorakenteen.</text:p>
      <text:p text:style-name="Standard">Syötteenä ohjelma saa verkon, jonka käyttäjä syöttää. Jos aikaa riittää niin se myös tallentaa ja lukee verkkoja tiedostosta.</text:p>
      <text:p text:style-name="Standard">Saadun verkon ohjelma piirtää näytölle ja antaa käyttäjän valita erillaisia verkkoalgoritmeja sen läpikäyntiin.</text:p>
      <text:p text:style-name="Standard">Ohjelma mahdollistaa myös, algoritmista riippuen, parametrien annon, kuten esimerkiksi sen mistä läpikäynti aloitetaan.</text:p>
      <text:p text:style-name="Standard">Tavoitteena ei ole välttämättä toteuttaa tehokkaimpia mahdollisia algoritmeja vaan auttaa algoritmien ja verkon rakenteen havainnollistamisessa, mutta algoritmien nopeuttaminen on aina plussaa ja tavoittelun arvois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16T23:44:06.29</meta:creation-date>
    <meta:document-statistic meta:table-count="0" meta:image-count="0" meta:object-count="0" meta:page-count="1" meta:paragraph-count="7" meta:word-count="94" meta:character-count="815"/>
    <dc:date>2013-05-16T23:44:43.81</dc:date>
    <meta:editing-duration>PT40S</meta:editing-duration>
    <meta:editing-cycles>1</meta:editing-cycles>
    <meta:generator>LibreOffice/3.3$Win32 LibreOffice_project/330m19$Build-202</meta:generator>
  </office:meta>
</office:document-meta>
</file>